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19"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0" style:family="paragraph" style:parent-style-name="Standard">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21"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0547in" fo:margin-bottom="0in" style:snap-to-layout-grid="false"/>
      <style:text-properties style:font-name="Liberation Sans" fo:font-size="10pt" fo:font-weight="bold" style:font-weight-asian="bold"/>
    </style:style>
    <style:style style:name="P26" style:family="paragraph" style:parent-style-name="IP">
      <style:paragraph-properties fo:margin-top="0.0547in" fo:margin-bottom="0in" style:snap-to-layout-grid="false"/>
      <style:text-properties style:font-name="Liberation Sans" fo:font-size="10pt" fo:font-weight="bold" style:font-weight-asian="bold"/>
    </style:style>
    <style:style style:name="P27"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8"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29"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font-size-complex="12pt" style:language-complex="ar" style:country-complex="SA" style:font-weight-complex="bold" fo:hyphenate="false" fo:hyphenation-remain-char-count="2" fo:hyphenation-push-char-count="2"/>
    </style:style>
    <style:style style:name="P30"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5"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6" style:family="paragraph" style:parent-style-name="Heading_20_2" style:list-style-name="">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37"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38" style:family="paragraph" style:parent-style-name="Heading_20_2">
      <style:paragraph-properties fo:text-align="justify" style:justify-single-word="false" fo:orphans="0" fo:widows="0" fo:hyphenation-ladder-count="no-limit" fo:break-before="page" style:writing-mode="lr-tb"/>
      <style:text-properties fo:hyphenate="false" fo:hyphenation-remain-char-count="2" fo:hyphenation-push-char-count="2"/>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style:font-name="Liberation Sans" fo:font-size="14pt" style:font-size-asian="14pt" style:font-size-complex="14pt"/>
    </style:style>
    <style:style style:name="P41"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2" style:family="paragraph" style:parent-style-name="Standard" style:list-style-name="L4"/>
    <style:style style:name="P43" style:family="paragraph" style:parent-style-name="Standard">
      <style:paragraph-properties fo:margin-left="0.0835in" fo:margin-right="0in" fo:line-height="150%" fo:text-indent="0in" style:auto-text-indent="false"/>
      <style:text-properties style:font-name="Liberation Sans" fo:font-size="8pt" fo:language="es" fo:country="ES" fo:font-weight="normal" style:font-weight-asian="normal" style:font-size-complex="10pt" style:font-weight-complex="normal"/>
    </style:style>
    <style:style style:name="P44" style:family="paragraph" style:parent-style-name="Standard" style:list-style-name="L1">
      <style:paragraph-properties fo:margin-top="0.1in" fo:margin-bottom="0in" fo:text-align="justify" style:justify-single-word="false"/>
    </style:style>
    <style:style style:name="P45" style:family="paragraph" style:parent-style-name="Standard" style:list-style-name="L1">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6" style:family="paragraph" style:parent-style-name="Standard" style:list-style-name="L1">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7" style:family="paragraph" style:parent-style-name="Standard" style:list-style-name="L3">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48" style:family="paragraph" style:parent-style-name="Heading_20_3">
      <style:text-properties fo:font-weight="bold" style:font-weight-asian="bold" style:font-weight-complex="bold"/>
    </style:style>
    <style:style style:name="P49"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50" style:family="paragraph" style:parent-style-name="Text_20_body" style:master-page-name="Standard">
      <style:paragraph-properties style:page-number="auto"/>
    </style:style>
    <style:style style:name="P51"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52" style:family="paragraph" style:parent-style-name="Text_20_body">
      <style:paragraph-properties fo:margin-left="0in" fo:margin-right="0in" fo:text-indent="0in" style:auto-text-indent="false"/>
      <style:text-properties style:font-name="Liberation Sans" fo:font-size="1pt"/>
    </style:style>
    <style:style style:name="P53" style:family="paragraph" style:parent-style-name="Text_20_body">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54" style:family="paragraph" style:parent-style-name="Text_20_body">
      <style:paragraph-properties fo:margin-left="0.3335in" fo:margin-right="0in" fo:text-indent="-0.3335in" style:auto-text-indent="false"/>
      <style:text-properties style:font-name="Liberation Sans" fo:font-size="1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weight="bold" style:font-weight-asian="bold" style:font-weight-complex="bold"/>
    </style:style>
    <style:style style:name="T18" style:family="text">
      <style:text-properties style:font-name="Liberation Sans" fo:font-size="14pt" fo:language="es" fo:country="MX" style:letter-kerning="true" style:font-name-asian="DejaVu Sans1" style:font-size-asian="14pt" style:language-asian="zxx" style:country-asian="none" style:language-complex="ar" style:country-complex="SA"/>
    </style:style>
    <style:style style:name="T19" style:family="text">
      <style:text-properties style:font-size-complex="12pt"/>
    </style:style>
    <style:style style:name="T20" style:family="text">
      <style:text-properties style:font-name="Liberation Sans3" fo:font-weight="normal" style:font-name-asian="Liberation Sans3" style:font-weight-asian="normal" style:font-name-complex="Liberation Sans3" style:font-weight-complex="normal"/>
    </style:style>
    <style:style style:name="T21" style:family="text">
      <style:text-properties style:text-position="0% 100%"/>
    </style:style>
    <style:style style:name="T22" style:family="text">
      <style:text-properties style:text-position="0% 100%" style:font-name="Liberation Sans"/>
    </style:style>
    <style:style style:name="T23" style:family="text">
      <style:text-properties fo:font-style="ital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able:table table:name="Tabla1" table:style-name="Tabla1">
        <table:table-column table:style-name="Tabla1.A"/>
        <table:table-column table:style-name="Tabla1.B"/>
        <table:table-row table:style-name="Tabla1.1">
          <table:table-cell table:style-name="Tabla1.A1" office:value-type="string">
            <text:p text:style-name="P27">Cooperativa</text:p>
            <text:p text:style-name="P27">CubaSWL</text:p>
          </table:table-cell>
          <table:table-cell table:style-name="Tabla1.B1" office:value-type="string">
            <text:p text:style-name="P25">Cooperativa CubaSWL</text:p>
            <text:h text:style-name="P49"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6"><text:bookmark-start text:name="__DdeLink__1832_1032860403"/>Versión: 1.0<text:bookmark-end text:name="__DdeLink__1832_1032860403"/></text:p>
            <text:p text:style-name="P26">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43">El que recibe el documento asume la custodia y control, comprometiéndose a no reproducir, divulgar, difundir o de cualquier manera hacer de conocimientos público su contenido, excepto para cumplir el propósito para el cual se ha generado.</text:p>
            <text:p text:style-name="P18">Estas reglas son aplicables a las <text:span text:style-name="T9"><text:page-count style:num-format="1">8</text:page-count></text:span> áginas de este documento. </text:p>
          </table:table-cell>
          <table:covered-table-cell/>
        </table:table-row>
      </table:table>
      <text:p text:style-name="P34"/>
      <text:p text:style-name="P35"><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5763_1597302656" text:style-name="Index_20_Link" text:visited-style-name="Index_20_Link">Glosario de términos.<text:tab/>1</text:a></text:p>
          <text:p text:style-name="P32"><text:a xlink:type="simple" xlink:href="#__RefHeading__4096_549429935" text:style-name="Index_20_Link" text:visited-style-name="Index_20_Link"><text:s text:c="2"/>Referidos a la Lingüística<text:tab/>2</text:a></text:p>
          <text:p text:style-name="P31"><text:a xlink:type="simple" xlink:href="#__RefHeading__2964_1081523524" text:style-name="Index_20_Link" text:visited-style-name="Index_20_Link"><text:s text:c="2"/>Disciplinas Lingüísticas<text:tab/>2</text:a></text:p>
          <text:p text:style-name="P31"><text:a xlink:type="simple" xlink:href="#__RefHeading__2666_1081523524" text:style-name="Index_20_Link" text:visited-style-name="Index_20_Link"><text:s text:c="2"/>Relaciones Semánticas<text:tab/>2</text:a></text:p>
          <text:p text:style-name="P31"><text:a xlink:type="simple" xlink:href="#__RefHeading__3034_1081523524" text:style-name="Index_20_Link" text:visited-style-name="Index_20_Link"><text:s text:c="2"/>Paráfrasis<text:tab/>2</text:a></text:p>
          <text:p text:style-name="P31"><text:a xlink:type="simple" xlink:href="#__RefHeading__3064_1081523524" text:style-name="Index_20_Link" text:visited-style-name="Index_20_Link"><text:s text:c="2"/>Otros<text:tab/>3</text:a></text:p>
          <text:p text:style-name="P32"><text:a xlink:type="simple" xlink:href="#__RefHeading__3358_549429935" text:style-name="Index_20_Link" text:visited-style-name="Index_20_Link"><text:s text:c="2"/>Referidos al Procesamiento del Lenguaje Natural<text:tab/>4</text:a></text:p>
          <text:p text:style-name="P32"><text:a xlink:type="simple" xlink:href="#__RefHeading__3066_1081523524" text:style-name="Index_20_Link" text:visited-style-name="Index_20_Link"><text:s text:c="2"/>Referidos al Procesamiento de Textos<text:tab/>6</text:a></text:p>
          <text:p text:style-name="P32"><text:a xlink:type="simple" xlink:href="#__RefHeading__3976_549429935" text:style-name="Index_20_Link" text:visited-style-name="Index_20_Link"><text:s text:c="2"/>Referidos a la Detección de Plagio<text:tab/>7</text:a></text:p>
          <text:p text:style-name="P33"><text:a xlink:type="simple" xlink:href="#__RefHeading__2966_1081523524" text:style-name="Index_20_Link" text:visited-style-name="Index_20_Link"><text:s text:c="2"/>Bibliografía<text:tab/>8</text:a></text:p>
        </text:index-body>
      </text:table-of-content>
      <text:h text:style-name="P36" text:outline-level="2"/>
      <text:h text:style-name="P37" text:outline-level="2"><text:bookmark-start text:name="__RefHeading__4096_549429935"/>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ArtZjYqKcz"/><text:span text:style-name="T21">(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ArtZjYqKcz"/>⁠</text:p>
      <text:list xml:id="list562694350" text:style-name="L1">
        <text:list-item>
          <text:p text:style-name="P44"><text:span text:style-name="T16">Fonética &amp; Fonología </text:span><text:span text:style-name="T15">(Phonetics &amp; Phonology):</text:span></text:p>
        </text:list-item>
        <text:list-item>
          <text:p text:style-name="P44"><text:span text:style-name="T16">Morfología lingüística: </text:span><text:span text:style-name="T15">estudia la forma de las palabras, estudia las palabras y su estructura interna.</text:span></text:p>
        </text:list-item>
        <text:list-item>
          <text:p text:style-name="P45">Lexicología:</text:p>
        </text:list-item>
        <text:list-item>
          <text:p text:style-name="P45">Semántica:</text:p>
        </text:list-item>
        <text:list-item>
          <text:p text:style-name="P44"><text:span text:style-name="T16">Sintaxis:</text:span><text:span text:style-name="T15"> describe como las palabras se combinan para formar sintagmas, oraciones y frases.</text:span></text:p>
        </text:list-item>
        <text:list-item>
          <text:p text:style-name="P46">Pragmática</text:p>
        </text:list-item>
        <text:list-item>
          <text:p text:style-name="P46">Discurso</text:p>
        </text:list-item>
      </text:list>
      <text:h text:style-name="P48" text:outline-level="3"><text:bookmark-start text:name="__RefHeading__2666_1081523524"/>Relaciones Semánticas<text:bookmark-end text:name="__RefHeading__2666_1081523524"/></text:h>
      <text:p text:style-name="P7"><text:span text:style-name="T6">Hipónimo:</text:span><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6">Tropónimos:</text:span><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0">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48" text:outline-level="3"><text:bookmark-start text:name="__RefHeading__3034_1081523524"/>Paráfrasis<text:bookmark-end text:name="__RefHeading__3034_1081523524"/></text:h>
      <text:list xml:id="list1655318315" text:style-name="L2">
        <text:list-item>
          <text:p text:style-name="P41">Same Polarity</text:p>
        </text:list-item>
        <text:list-item>
          <text:p text:style-name="P41">Order</text:p>
        </text:list-item>
        <text:list-item>
          <text:p text:style-name="P41"><text:soft-page-break/>Synthetic/Analytic</text:p>
        </text:list-item>
        <text:list-item>
          <text:p text:style-name="P41">Semantic</text:p>
        </text:list-item>
        <text:list-item>
          <text:p text:style-name="P41">Spelling</text:p>
        </text:list-item>
        <text:list-item>
          <text:p text:style-name="P41">Addition/Deletion</text:p>
        </text:list-item>
      </text:list>
      <text:h text:style-name="P48" text:outline-level="3"><text:bookmark-start text:name="__RefHeading__3064_1081523524"/>Otros<text:bookmark-end text:name="__RefHeading__3064_1081523524"/></text:h>
      <text:p text:style-name="P24"><text:span text:style-name="T17">Lexicón:</text:span><text:span text:style-name="T12">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fDwLk6rYrq"/><text:span text:style-name="T22">(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fDwLk6rYrq"/><text:span text:style-name="T12">⁠</text:span></text:p>
      <text:p text:style-name="P24"><text:span text:style-name="T17">Flexión </text:span><text:span text:style-name="T12">(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6">verbos modales:</text:span> <text:s/></text:p>
      <text:p text:style-name="P21"><text:span text:style-name="T6">diátesis:</text:span> </text:p>
      <text:p text:style-name="P21"><text:span text:style-name="T6">elipsis</text:span> (en lingüística):</text:p>
      <text:p text:style-name="P21"><text:span text:style-name="T6">morfemas:</text:span> letras que pospuestas al lexema indican los accidentes del vocablo: género, número, tiempo y persona. </text:p>
      <text:p text:style-name="P21"><text:span text:style-name="T6">afijo:</text:span> el conjunto que reune los sufijos, prefijos, interfijos, infijos y circunfijos.</text:p>
      <text:p text:style-name="P22"><text:span text:style-name="T6">Acento tónico:</text:span><text:span text:style-name="T10"> cuando una sílaba recibe la acentuación se dice que es tónica.</text:span></text:p>
      <text:h text:style-name="P40" text:outline-level="2"><text:bookmark-start text:name="__RefHeading__3358_549429935"/>Referidos al Procesamiento del Lenguaje Natural<text:bookmark-end text:name="__RefHeading__3358_549429935"/></text:h>
      <text:p text:style-name="P19"><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p text:style-name="P19"><text:span text:style-name="T6">Fuzzy string matching:</text:span><text:span text:style-name="T10"> ...(extraído de Taming Text)</text:span></text:p>
      <text:p text:style-name="P20">Lematizar<text:span text:style-name="T10"> (lemmatiz): proceso mediante el cual se extrae el “</text:span>lexema<text:span text:style-name="T10">” de la palabra. Generalmente es necesario utilizar una base de datos que contenga información de los lexemas o lemas(como también se le suele llamar a los lexemas), estas BD son generalmente semánticas. Trabaja la morfología de las palabras.</text:span></text:p>
      <text:p text:style-name="P20">Stemming:<text:span text:style-name="T10"> proceso mediante el cual se eliminan de la palabra los “</text:span>morfemas<text:span text:style-name="T10">”, utilizando reglas predefinidas que se corresponden con las terminaciones más comunes de las palabras en un idioma. </text:span><text:bookmark-start text:name="__DdeLink__948_1965215289"/><text:span text:style-name="T10">Trabaja la morfología de las palabras.</text:span><text:bookmark-end text:name="__DdeLink__948_1965215289"/></text:p>
      <text:p text:style-name="P19"><text:span text:style-name="T6">Compresión lingüística:</text:span> <text:span text:style-name="T10">procesos del tratamiento lingüístico en el que se reducen los términos estudiados. Ejemplo: la lematización y el stemming son tipos de compresión lingüística.</text:span></text:p>
      <text:p text:style-name="P19"><text:span text:style-name="T6">Part of Speech</text:span><text:span text:style-name="T10"> </text:span>(POS): <text:span text:style-name="T10">área de NLP que estudia el como encontrar las funciones léxicas de las palabras o las partes de la oración, dentro de las dos formas en que se presenta el lenguaje natural(idiomas humanos), los textos y ficheros de audio.</text:span></text:p>
      <text:p text:style-name="P20">Entity identification<text:span text:style-name="T10"> (or entity recognition): es un problema de etiquetado dentro de NLP que consiste en identificar las entidades existentes en un texto, como por ejemplo: lugares, nombres, etc.</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3"><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p text:style-name="P21"><text:span text:style-name="T6">textual entailment</text:span> (implicación textual): en la lógica el texto 1 implica el texto 2, esto podría ser el texto 1 es la pregunta que responde el texto 2; u otro tipo de relaciones.</text:p>
      <text:p text:style-name="P21"><text:span text:style-name="T6">Token:</text:span> A token is the technical name for a sequence of characters — such as hairy, his, or :) — that we want to treat as a group. (Bird 2009, NLP with Py)</text:p>
      <text:p text:style-name="P51"/>
      <text:p text:style-name="Text_20_body"><text:bookmark-start text:name="__RefHeading__492_1081523524"/><text:soft-page-break/><text:span text:style-name="T7">Semantic Role Labeling:</text:span><text:span text:style-name="T19"> </text:span><text:span text:style-name="T11">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bookmark-end text:name="__RefHeading__492_1081523524"/></text:p>
      <text:list xml:id="list744441985" text:style-name="L3">
        <text:list-item>
          <text:p text:style-name="P47">Agent: Actor of an action </text:p>
        </text:list-item>
        <text:list-item>
          <text:p text:style-name="P47">Patient: Entity affected by the action </text:p>
        </text:list-item>
        <text:list-item>
          <text:p text:style-name="P47">Instrument: Tool used in performing action. </text:p>
        </text:list-item>
        <text:list-item>
          <text:p text:style-name="P47">Beneficiary: Entity for whom action is performed </text:p>
        </text:list-item>
        <text:list-item>
          <text:p text:style-name="P47">Source: Origin of the affected entity </text:p>
        </text:list-item>
        <text:list-item>
          <text:p text:style-name="P47">Destination: Destination of the affected entity</text:p>
        </text:list-item>
      </text:list>
      <text:p text:style-name="P29"/>
      <text:p text:style-name="P28"><text:span text:style-name="T19">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30"/>
      <text:h text:style-name="P39" text:outline-level="2"><text:bookmark-start text:name="__RefHeading__3066_1081523524"/>Referidos al Procesamiento de Textos<text:bookmark-end text:name="__RefHeading__3066_1081523524"/></text:h>
      <text:p text:style-name="P19"><text:span text:style-name="T6">Corrección de errores</text:span> <text:span text:style-name="T10">(normalización de textos)</text:span>: <text:span text:style-name="T10">procesos del tratamiento lingüístico que elimina errores a partir de la comparación con supuestos correctos de la lengua. Ejemplo: Camaguey lleva diéresis en la u(ü), su forma correcta sería: Camagüey.</text:span></text:p>
      <text:h text:style-name="P38" text:outline-level="2"><text:bookmark-start text:name="__RefHeading__3976_549429935"/><text:span text:style-name="T18">Referidos a la Detección Automática de Plagio</text:span><text:bookmark-end text:name="__RefHeading__3976_549429935"/></text:h>
      <text:p text:style-name="Standard"><text:span text:style-name="T6">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p text:style-name="Standard"><text:span text:style-name="T6">Metodos para Re-utilizar un Texto</text:span> (Methods for Text Re-Use )<text:reference-mark-start text:name="ADDIN CSL_CITATION {&quot;mendeley&quot;: {&quot;previouslyFormattedCitation&quot;: &quot;(Barr\u00f3n-Cede\u00f1o, 2012)&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ea2pp9BPAq"/><text:span text:style-name="T21">(Barrón-Cedeño, 2012)</text:span><text:reference-mark-end text:name="ADDIN CSL_CITATION {&quot;mendeley&quot;: {&quot;previouslyFormattedCitation&quot;: &quot;(Barr\u00f3n-Cede\u00f1o, 2012)&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ea2pp9BPAq"/>⁠, pág13</text:p>
      <text:list xml:id="list1409075352" text:style-name="L4">
        <text:list-item>
          <text:p text:style-name="P42"/>
        </text:list-item>
      </text:list>
      <text:p text:style-name="P21"><text:span text:style-name="T6">Sparse matching:</text:span> coincidencia esparcida, se aplica cuando dos documentos son similares en uno o más fragmentos aislados.</text:p>
      <text:p text:style-name="P19">paraphrase plagiarism<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p text:style-name="P19"><text:span text:style-name="T6">verbatim plagiarism:</text:span><text:span text:style-name="T10"> plagio literal o copy-paste.</text:span></text:p>
      <text:p text:style-name="P19"><text:span text:style-name="T6">high context similarity:</text:span><text:span text:style-name="T10"> similaridad en textos largos.</text:span></text:p>
      <text:p text:style-name="P19"><text:span text:style-name="T6">short context similarity:</text:span><text:span text:style-name="T10"> similaridad en textos cortos, como resúmenes, noticias, etc.</text:span></text:p>
      <text:p text:style-name="P19"><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0">∑ </text:span><text:span text:style-name="T10">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19"><text:span text:style-name="T6">high similarity treshold:</text:span><text:span text:style-name="T10"> un gran % del documento similar a otro.</text:span></text:p>
      <text:p text:style-name="P19"><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1">Semantic density:</text:p>
      <text:p text:style-name="P21"><text:soft-page-break/><text:span text:style-name="T6">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54">Barrón-Cedeño, A. (2012). <text:span text:style-name="T23">On the Mono- and Cross-Language Detection of Text Re-Use and Plagiarism</text:span>. Universidad Politécnica de Valencia.</text:p>
        <text:p text:style-name="P54">Jurafsky, D., &amp; Martin, J. H. (2009). <text:span text:style-name="T23">Speech and Language Processing: An introduction to natural language processing</text:span> (Second Edi., p. 1044). Prentice Hall.</text:p>
        <text:p text:style-name="P54">Moreno, A. (2000). DISEÑO E IMPLEMENTACIÓN DE UN LEXICÓN COMPUTACIONAL PARA LEXICOGRAFÍA Y TRADUCCIÓN AUTOMÁTICA. <text:span text:style-name="T23">Estudios de Lingüística del Español</text:span>, <text:span text:style-name="T23">9</text:span>. Retrieved from http://elies.rediris.es/elies9/index.htm</text:p>
        <text:p text:style-name="P5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fo:text-indent="0in"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8</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93</meta:editing-cycles>
    <meta:editing-duration>P1DT13H58M45S</meta:editing-duration>
    <meta:initial-creator>Abel Meneses Abad</meta:initial-creator>
    <dc:date>2015-01-11T22:04:04</dc:date>
    <dc:creator>Abel Meneses Abad</dc:creator>
    <meta:document-statistic meta:table-count="8" meta:image-count="0" meta:object-count="0" meta:page-count="8" meta:paragraph-count="116" meta:word-count="1851" meta:character-count="12328" meta:non-whitespace-character-count="10555"/>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